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21000000BBEF780E3B.png" manifest:media-type=""/>
  <manifest:file-entry manifest:full-path="Pictures/10000000000003A8000000CA692BCE43.jpg" manifest:media-type=""/>
  <manifest:file-entry manifest:full-path="Pictures/10000200000027100000017CEBAAC95F.png" manifest:media-type=""/>
  <manifest:file-entry manifest:full-path="Pictures/10000000000003D2000000D34C571D07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 style:language-asian="cs" style:country-asian="CZ"/>
    </style:style>
    <style:style style:name="P2" style:family="paragraph" style:parent-style-name="Standard">
      <style:paragraph-properties fo:text-align="end" style:justify-single-word="false"/>
      <style:text-properties fo:language="cs" fo:country="CZ" style:language-asian="cs" style:country-asian="CZ"/>
    </style:style>
    <style:style style:name="P3" style:family="paragraph" style:parent-style-name="Standard">
      <style:paragraph-properties fo:text-align="center" style:justify-single-word="false"/>
      <style:text-properties fo:color="#404040" fo:font-size="11pt" officeooo:paragraph-rsid="000e09c9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0pt" fo:letter-spacing="normal" fo:language="cs" fo:country="CZ" fo:font-style="normal" fo:font-weight="bold" officeooo:rsid="000ef388" officeooo:paragraph-rsid="000ef388" style:font-name-asian="Times New Roman" style:font-size-asian="10pt" style:font-weight-asian="bold" style:font-name-complex="Arial" style:font-size-complex="10pt" style:language-complex="ar" style:country-complex="SA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style:font-name="Arial" style:font-name-complex="Arial" style:font-size-complex="12pt"/>
    </style:style>
    <style:style style:name="P7" style:family="paragraph" style:parent-style-name="Standard">
      <style:paragraph-properties>
        <style:tab-stops>
          <style:tab-stop style:position="0cm"/>
          <style:tab-stop style:position="16.503cm" style:type="right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13.002cm" style:type="center"/>
        </style:tab-stops>
      </style:paragraph-properties>
    </style:style>
    <style:style style:name="P9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P10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16.753cm" style:type="right"/>
        </style:tab-stops>
      </style:paragraph-properties>
      <style:text-properties style:font-name="Arial" fo:font-size="8pt" fo:language="cs" fo:country="CZ" style:font-size-asian="8pt" style:language-asian="cs" style:country-asian="CZ" style:font-name-complex="Arial"/>
    </style:style>
    <style:style style:name="P11" style:family="paragraph" style:parent-style-name="Footer">
      <style:paragraph-properties fo:line-height="120%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12" style:family="paragraph" style:parent-style-name="Header">
      <style:text-properties style:font-size-complex="8pt"/>
    </style:style>
    <style:style style:name="P13" style:family="paragraph" style:parent-style-name="Standard">
      <style:paragraph-properties fo:margin-left="0.882cm" fo:margin-right="1.155cm" fo:margin-top="0.847cm" fo:margin-bottom="0cm" style:contextual-spacing="false" fo:line-height="120%" fo:text-align="center" style:justify-single-word="false" fo:text-indent="0cm" style:auto-text-indent="false">
        <style:tab-stops>
          <style:tab-stop style:position="15.522cm"/>
        </style:tab-stops>
      </style:paragraph-properties>
      <style:text-properties officeooo:paragraph-rsid="000d8e0a"/>
    </style:style>
    <style:style style:name="P14" style:family="paragraph" style:parent-style-name="Standard">
      <style:paragraph-properties fo:margin-left="0.882cm" fo:margin-right="1.155cm" fo:margin-top="0.847cm" fo:margin-bottom="0cm" style:contextual-spacing="false" fo:line-height="120%" fo:text-align="center" style:justify-single-word="false" fo:text-indent="0cm" style:auto-text-indent="false">
        <style:tab-stops>
          <style:tab-stop style:position="15.522cm"/>
        </style:tab-stops>
      </style:paragraph-properties>
      <style:text-properties fo:font-variant="normal" fo:text-transform="none" style:use-window-font-color="true" style:font-name="Arial" fo:font-size="20pt" fo:letter-spacing="normal" fo:language="cs" fo:country="CZ" fo:font-style="normal" fo:font-weight="bold" officeooo:rsid="000d8e0a" officeooo:paragraph-rsid="000d8e0a" style:font-name-asian="Times New Roman" style:font-size-asian="20pt" style:font-weight-asian="bold" style:font-name-complex="Arial" style:font-size-complex="20pt" style:language-complex="ar" style:country-complex="SA"/>
    </style:style>
    <style:style style:name="P15" style:family="paragraph" style:parent-style-name="Standard">
      <style:paragraph-properties fo:margin-top="0.423cm" fo:margin-bottom="0cm" style:contextual-spacing="false" fo:line-height="120%" fo:text-align="center" style:justify-single-word="false"/>
      <style:text-properties style:font-name="Arial" fo:font-size="16pt" style:font-size-asian="16pt" style:font-name-complex="Arial"/>
    </style:style>
    <style:style style:name="P16" style:family="paragraph" style:parent-style-name="Standard">
      <style:paragraph-properties fo:margin-top="0.423cm" fo:margin-bottom="0cm" style:contextual-spacing="false" fo:line-height="120%" fo:text-align="center" style:justify-single-word="false"/>
      <style:text-properties style:font-name="Arial" fo:font-size="16pt" officeooo:rsid="000d8e0a" style:font-size-asian="16pt" style:font-name-complex="Arial" style:font-size-complex="16pt"/>
    </style:style>
    <style:style style:name="P17" style:family="paragraph" style:parent-style-name="Standard">
      <style:paragraph-properties fo:margin-top="0.423cm" fo:margin-bottom="0cm" style:contextual-spacing="false" fo:line-height="120%" fo:text-align="center" style:justify-single-word="false"/>
      <style:text-properties style:font-name="Arial" style:font-name-complex="Arial" style:font-size-complex="12pt"/>
    </style:style>
    <style:style style:name="P18" style:family="paragraph" style:parent-style-name="Standard">
      <style:paragraph-properties fo:margin-top="0cm" fo:margin-bottom="0cm" style:contextual-spacing="false">
        <style:tab-stops>
          <style:tab-stop style:position="13.002cm" style:type="center"/>
        </style:tab-stops>
      </style:paragraph-properties>
    </style:style>
    <style:style style:name="P19" style:family="paragraph" style:parent-style-name="Standard">
      <style:paragraph-properties fo:margin-top="0cm" fo:margin-bottom="0cm" style:contextual-spacing="false"/>
      <style:text-properties style:font-size-complex="12pt"/>
    </style:style>
    <style:style style:name="P20" style:family="paragraph" style:parent-style-name="Odsazený">
      <style:text-properties officeooo:rsid="001188b1" officeooo:paragraph-rsid="001188b1"/>
    </style:style>
    <style:style style:name="P21" style:family="paragraph" style:parent-style-name="Standard" style:master-page-name="Standard">
      <style:paragraph-properties fo:margin-top="0.847cm" fo:margin-bottom="0cm" style:contextual-spacing="false" fo:line-height="120%" fo:text-align="center" style:justify-single-word="false" style:page-number="auto"/>
      <style:text-properties style:font-name="Arial" fo:font-weight="bold" style:font-weight-asian="bold" style:font-name-complex="Arial" style:font-size-complex="12pt"/>
    </style:style>
    <style:style style:name="P22" style:family="paragraph" style:parent-style-name="Heading_20_1">
      <style:text-properties officeooo:rsid="00144da0" officeooo:paragraph-rsid="00144da0"/>
    </style:style>
    <style:style style:name="P23" style:family="paragraph" style:parent-style-name="Heading_20_1" style:master-page-name="Převést_20_1">
      <style:paragraph-properties style:page-number="auto"/>
      <style:text-properties officeooo:rsid="000d8e0a" officeooo:paragraph-rsid="000d8e0a"/>
    </style:style>
    <style:style style:name="P24" style:family="paragraph" style:parent-style-name="Heading_20_1">
      <style:paragraph-properties fo:break-before="page"/>
    </style:style>
    <style:style style:name="P25" style:family="paragraph" style:parent-style-name="Heading_20_2">
      <style:text-properties officeooo:rsid="000e09c9" officeooo:paragraph-rsid="000d8e0a"/>
    </style:style>
    <style:style style:name="P26" style:family="paragraph" style:parent-style-name="Heading_20_2">
      <style:text-properties officeooo:rsid="000e09c9" officeooo:paragraph-rsid="000e09c9"/>
    </style:style>
    <style:style style:name="P27" style:family="paragraph" style:parent-style-name="Heading_20_2">
      <style:text-properties officeooo:rsid="000e09c9" officeooo:paragraph-rsid="000ef388"/>
    </style:style>
    <style:style style:name="T1" style:family="text">
      <style:text-properties fo:font-variant="normal" fo:text-transform="none" style:use-window-font-color="true" style:font-name="Arial" fo:font-size="10pt" fo:letter-spacing="normal" fo:language="cs" fo:country="CZ" fo:font-style="normal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T2" style:family="text">
      <style:text-properties fo:font-variant="normal" fo:text-transform="none" style:use-window-font-color="true" style:font-name="Arial" fo:font-size="20pt" fo:letter-spacing="normal" fo:language="cs" fo:country="CZ" fo:font-style="normal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T3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officeooo:rsid="000d8e0a" style:font-size-asian="16pt" style:font-name-complex="Arial" style:font-size-complex="16pt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size-complex="12pt"/>
    </style:style>
    <style:style style:name="T8" style:family="text">
      <style:text-properties officeooo:rsid="000e09c9"/>
    </style:style>
    <style:style style:name="T9" style:family="text">
      <style:text-properties officeooo:rsid="001188b1"/>
    </style:style>
    <style:style style:name="T10" style:family="text">
      <style:text-properties officeooo:rsid="00134e90"/>
    </style:style>
    <style:style style:name="T11" style:family="text"/>
    <style:style style:name="fr1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52cm" fo:padding-right="0.152cm" fo:padding-top="0.051cm" fo:padding-bottom="0.051cm" fo:border="none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4">Úloha 1</text:p>
      <text:p text:style-name="P14">Cvičení předmětu „Technická dokumentace, řízení projektů“</text:p>
      <text:p text:style-name="P13"><text:span text:style-name="T2">Příprava komplexní dokumentace výrobku</text:span><text:span text:style-name="T3"> </text:span></text:p>
      <text:p text:style-name="P15"/>
      <text:p text:style-name="P15">Učební text</text:p>
      <text:p text:style-name="P15"/>
      <text:p text:style-name="P16">Leoš Petržílka</text:p>
      <text:p text:style-name="P17"/>
      <text:p text:style-name="P6"/>
      <text:p text:style-name="P6"/>
      <text:p text:style-name="P6"/>
      <text:p text:style-name="P6"/>
      <text:p text:style-name="P6"/>
      <text:p text:style-name="P7"><text:span text:style-name="T4">Liberec<text:tab/>20</text:span><text:span text:style-name="T5">13</text:span><text:span text:style-name="T4">/201</text:span><text:span text:style-name="T5">4</text:span></text:p>
      <text:h text:style-name="P23" text:outline-level="1">Postup zpracování úlohy</text:h>
      <text:h text:style-name="P25" text:outline-level="2">1. V programu Autodesk Inventor založte novou sestavu</text:h>
      <text:p text:style-name="First_20_line_20_indent">Použijte <text:span text:style-name="T8">bez dalšího nastavení příkazů „Nový – Sestava“ (soubor s příponou *.iam)</text:span></text:p>
      <text:h text:style-name="P26" text:outline-level="2">2. Jako pr<text:span text:style-name="T10">v</text:span>ní vložte do sestavy vhodnou přístrojovou krabici</text:h>
      <text:p text:style-name="First_20_line_20_indent">Použijte hotový model ze zadání nebo libovolnou jinou, například z volně dostupné databáze modelů na portále www.tracepartsonline.net</text:p>
      <text:h text:style-name="P26" text:outline-level="2">3. Vypněte viditelnost horního víka krabičky</text:h>
      <text:p text:style-name="First_20_line_20_indent">P<text:span text:style-name="T8">ravým tlačítkem na příslušném dílu stromu sestavy vlevo. Prozkoumejte skladbu a chování jednotlivých dílů sestavy krabičky.</text:span></text:p>
      <text:h text:style-name="P27" text:outline-level="2">4. V režimu „Náčrt“ zkonstruujte geometrii pro obrys budoucí desky plošného spoje</text:h>
      <text:p text:style-name="First_20_line_20_indent"><text:span text:style-name="T8">N</text:span>ejprve zvolte vhodnou náčrtovou rovinu, do které zakreslete geometrii obrysu. Pro usnadnění využijte promítnutí existujících hran 3D modelu krabičky.</text:p>
      <text:p text:style-name="First_20_line_20_indent"/>
      <text:h text:style-name="P22" text:outline-level="1">Doplňující informace</text:h>
      <text:p text:style-name="P20">Navazující úlohy:</text:p>
      <text:h text:style-name="Heading_20_2" text:outline-level="2">2. Sestavení schématu elektronického zapojení výrobku, včetně přípravy výkresu schématu a souborů výrobních dat.</text:h>
      <text:h text:style-name="Heading_20_2" text:outline-level="2">3. <text:span text:style-name="T9">Kompletace kusovníků mechanických dílů i elektrosoučástek, zpracování kusovníků v tabulkovém procesoru (analýza tabulek počtů kusů, cen, dodavatelů atd.)</text:span></text:h>
      <text:p text:style-name="Standard"/>
      <text:p text:style-name="Standard"/>
      <text:p text:style-name="Standard"/>
      <text:h text:style-name="P24" text:outline-level="1"><text:span text:style-name="T9">Použitá</text:span> literatura</text:h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/>
      <text:p text:style-name="P18">Poděkování: Tento materiál vznikl v rámci projektu <text:bookmark-start text:name="OLE_LINK2"/><text:bookmark-start text:name="OLE_LINK1"/>ESF CZ.1.07/2.2.00/28.0050<text:bookmark-end text:name="OLE_LINK2"/><text:bookmark-end text:name="OLE_LINK1"/></text:p>
      <text:p text:style-name="P18"><text:span text:style-name="T6">Modernizace didaktických metod a inovace výuky technických předmětů</text:span><text:span text:style-name="T7">.</text:span></text:p>
      <text:p text:style-name="P19">Formát zpracování originálu: titulní list barevně, další listy včetně příloh barevně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style:contextual-spacing="false" fo:line-height="130%" fo:text-align="justify" style:justify-single-word="false"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.423cm" fo:margin-bottom="0.423cm" style:contextual-spacing="false" style:page-number="auto" fo:break-before="page" fo:keep-with-next="always"/>
      <style:text-properties fo:font-size="16pt" fo:font-weight="bold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cm" fo:margin-bottom="0.21cm" style:contextual-spacing="false" fo:keep-with-next="always"/>
      <style:text-properties fo:font-size="14pt" fo:language="none" fo:country="none" fo:font-weight="bold" style:font-size-asian="14pt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423cm" style:contextual-spacing="false" fo:keep-with-next="always"/>
      <style:text-properties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weight="bold" style:font-name-asian="Times New Roman" style:font-weight-asian="bold" style:font-name-complex="Times New Roman" style:font-size-complex="14pt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text-properties style:font-name="Courier New" style:font-name-complex="Courier New"/>
    </style:style>
    <style:style style:name="Odstavec_20_se_20_seznamem" style:display-name="Odstavec se seznamem" style:family="paragraph" style:next-style-name="Standard">
      <style:paragraph-properties fo:margin-left="0cm" fo:margin-right="0cm" fo:text-align="justify" style:justify-single-word="false" fo:orphans="2" fo:widows="2" fo:text-indent="0.801cm" style:auto-text-indent="false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0pt" style:language-complex="ar" style:country-complex="SA"/>
    </style:style>
    <style:style style:name="Subtitle" style:family="paragraph" style:parent-style-name="Standard" style:next-style-name="Standard" style:class="chapter">
      <style:paragraph-properties fo:margin-top="0.212cm" fo:margin-bottom="0.106cm" style:contextual-spacing="false" fo:text-align="center" style:justify-single-word="false"/>
      <style:text-properties style:font-name="Cambria" style:font-name-asian="Times New Roman" style:font-name-complex="Times New Roman" style:font-size-complex="12pt"/>
    </style:style>
    <style:style style:name="Bez_20_mezer" style:display-name="Bez mezer" style:family="paragraph">
      <style:paragraph-properties fo:orphans="2" fo:widows="2"/>
      <style:text-properties style:use-window-font-color="true" style:font-name="Times New Roman" fo:font-size="10pt" fo:language="cs" fo:country="CZ" style:font-name-asian="Times New Roman" style:font-size-asian="10pt" style:font-name-complex="Times New Roman" style:font-size-complex="10pt" style:language-complex="ar" style:country-complex="SA"/>
    </style:style>
    <style:style style:name="Odsazený" style:family="paragraph" style:parent-style-name="Standard" style:master-page-name="">
      <style:paragraph-properties fo:margin-left="0cm" fo:margin-right="0cm" fo:margin-top="0.049cm" fo:margin-bottom="0cm" style:contextual-spacing="false" fo:text-indent="0.499cm" style:auto-text-indent="false" style:page-number="auto"/>
    </style:style>
    <style:style style:name="Rozvržení_20_dokumentu" style:display-name="Rozvržení dokumentu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style:font-name-complex="Symbol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Symbol" style:font-name-complex="Symbol"/>
    </style:style>
    <style:style style:name="WW8Num8z0" style:family="text">
      <style:text-properties style:font-name="Symbol" style:font-name-complex="Symbol"/>
    </style:style>
    <style:style style:name="WW8Num9z0" style:family="text"/>
    <style:style style:name="WW8Num10z0" style:family="text">
      <style:text-properties style:font-name="Symbol" style:font-name-complex="Symbol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3z0" style:family="text"/>
    <style:style style:name="Standardní_20_písmo_20_odstavce" style:display-name="Standardní písmo odstavce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adpis_20_2_20_Char" style:display-name="Nadpis 2 Char" style:family="text">
      <style:text-properties fo:font-size="14pt" fo:font-weight="bold" style:font-size-asian="14pt" style:font-weight-asian="bold" style:font-size-complex="14pt" style:font-style-complex="italic" style:font-weight-complex="bold"/>
    </style:style>
    <style:style style:name="Zápatí_20_Char" style:display-name="Zápatí Char" style:family="text" style:parent-style-name="Standardní_20_písmo_20_odstavce"/>
    <style:style style:name="Page_20_Number" style:display-name="Page Number" style:family="text" style:parent-style-name="Standardní_20_písmo_20_odstavce"/>
    <style:style style:name="Nadpis_20_3_20_Char" style:display-name="Nadpis 3 Char" style:family="text">
      <style:text-properties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Podtitul_20_Char" style:display-name="Podtitul Char" style:family="text">
      <style:text-properties style:font-name="Cambria" fo:font-size="12pt" style:font-name-asian="Times New Roman" style:font-size-asian="12pt" style:font-name-complex="Times New Roman" style:font-size-complex="12pt"/>
    </style:style>
    <style:style style:name="Rozvržení_20_dokumentu_20_Char" style:display-name="Rozvržení dokumentu Char" style:family="text">
      <style:text-properties style:font-name="Tahoma" fo:font-size="8pt" style:font-size-asian="8pt" style:font-name-complex="Tahoma" style:font-size-complex="8pt"/>
    </style:style>
    <style:style style:name="Nadpis_20_4_20_Char" style:display-name="Nadpis 4 Char" style:family="text">
      <style:text-properties fo:font-size="12pt" fo:font-weight="bold" style:font-name-asian="Times New Roman" style:font-size-asian="12pt" style:font-weight-asian="bold" style:font-name-complex="Times New Roman" style:font-size-complex="14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751cm" fo:text-indent="-0.751cm" fo:margin-left="1.00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language="cs" fo:country="CZ" style:language-asian="cs" style:country-asian="CZ"/>
    </style:style>
    <style:style style:name="MP2" style:family="paragraph" style:parent-style-name="Standard">
      <style:paragraph-properties fo:margin-top="0.212cm" fo:margin-bottom="0.212cm" style:contextual-spacing="false" fo:text-align="center" style:justify-single-word="false"/>
    </style:style>
    <style:style style:name="MP3" style:family="paragraph" style:parent-style-name="Standard">
      <style:paragraph-properties fo:margin-top="0.212cm" fo:margin-bottom="0.212cm" style:contextual-spacing="false" fo:text-align="center" style:justify-single-word="false">
        <style:tab-stops>
          <style:tab-stop style:position="16.753cm" style:type="right"/>
        </style:tab-stops>
      </style:paragraph-properties>
      <style:text-properties style:font-name="Arial" fo:font-size="8pt" fo:language="cs" fo:country="CZ" style:font-size-asian="8pt" style:language-asian="cs" style:country-asian="CZ" style:font-name-complex="Arial"/>
    </style:style>
    <style:style style:name="MP4" style:family="paragraph" style:parent-style-name="Footer">
      <style:paragraph-properties fo:line-height="120%"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MP5" style:family="paragraph" style:parent-style-name="Standard">
      <style:paragraph-properties fo:text-align="end" style:justify-single-word="false"/>
      <style:text-properties fo:language="cs" fo:country="CZ" style:language-asian="cs" style:country-asian="CZ"/>
    </style:style>
    <style:style style:name="MP6" style:family="paragraph" style:parent-style-name="Standard">
      <style:paragraph-properties fo:text-align="center" style:justify-single-word="false"/>
      <style:text-properties fo:color="#404040" fo:font-size="11pt" officeooo:paragraph-rsid="000e09c9" style:font-size-asian="11pt" style:font-size-complex="11pt"/>
    </style:style>
    <style:style style:name="MP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Arial" fo:font-size="10pt" fo:letter-spacing="normal" fo:language="cs" fo:country="CZ" fo:font-style="normal" fo:font-weight="bold" officeooo:rsid="000ef388" officeooo:paragraph-rsid="000ef388" style:font-name-asian="Times New Roman" style:font-size-asian="10pt" style:font-weight-asian="bold" style:font-name-complex="Arial" style:font-size-complex="10pt" style:language-complex="ar" style:country-complex="SA"/>
    </style:style>
    <style:style style:name="MP8" style:family="paragraph" style:parent-style-name="Header">
      <style:text-properties style:font-size-complex="8pt"/>
    </style:style>
    <style:style style:name="MP9" style:family="paragraph" style:parent-style-name="Standard">
      <style:paragraph-properties fo:text-align="end" style:justify-single-word="false"/>
    </style:style>
    <style:style style:name="MT1" style:family="text">
      <style:text-properties fo:font-variant="normal" fo:text-transform="none" style:use-window-font-color="true" style:font-name="Arial" fo:font-size="10pt" fo:letter-spacing="normal" fo:language="cs" fo:country="CZ" fo:font-style="normal" fo:font-weight="bold" style:font-name-asian="Times New Roman" style:font-size-asian="10pt" style:font-weight-asian="bold" style:font-name-complex="Arial" style:font-size-complex="10pt" style:language-complex="ar" style:country-complex="SA"/>
    </style:style>
    <style:style style:name="MT2" style:family="text">
      <style:text-properties fo:font-variant="normal" fo:text-transform="none" style:use-window-font-color="true" style:font-name="Arial" fo:font-size="20pt" fo:letter-spacing="normal" fo:language="cs" fo:country="CZ" fo:font-style="normal" fo:font-weight="bold" style:font-name-asian="Times New Roman" style:font-size-asian="20pt" style:font-weight-asian="bold" style:font-name-complex="Arial" style:font-size-complex="20pt" style:language-complex="ar" style:country-complex="SA"/>
    </style:style>
    <style:style style:name="MT3" style:family="text"/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9cm" fo:margin-right="0.319cm" style:wrap="parallel" style:number-wrapped-paragraphs="no-limit" style:vertical-pos="from-top" style:vertical-rel="paragraph" style:horizontal-pos="from-left" style:horizontal-rel="paragraph" fo:background-color="#ffffff" style:background-transparency="100%" fo:padding-left="0.152cm" fo:padding-right="0.152cm" fo:padding-top="0.051cm" fo:padding-bottom="0.051cm" fo:border="none">
        <style:background-image/>
      </style:graphic-properties>
    </style:style>
    <style:style style:name="M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cm" fo:margin-left="2.501cm" fo:margin-right="2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3cm" fo:margin-left="0cm" fo:margin-right="0cm" fo:margin-bottom="0.654cm" style:dynamic-spacing="true"/>
      </style:header-style>
      <style:footer-style>
        <style:header-footer-properties fo:min-height="0.801cm" fo:margin-left="0cm" fo:margin-right="0cm" fo:margin-top="0.7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0.961cm" fo:margin-left="2.501cm" fo:margin-right="2cm" style:writing-mode="lr-tb" style:layout-grid-color="#c0c0c0" style:layout-grid-lines="56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499cm" fo:margin-left="0cm" fo:margin-right="0cm" fo:margin-bottom="2.401cm" style:dynamic-spacing="true"/>
      </style:header-style>
      <style:footer-style>
        <style:header-footer-properties fo:min-height="1.041cm" fo:margin-left="0cm" fo:margin-right="0cm" fo:margin-top="0.94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Picture 4" text:anchor-type="as-char" svg:width="11.195cm" svg:height="1.986cm" draw:z-index="1"><draw:image xlink:href="Pictures/1000020100000421000000BBEF780E3B.png" xlink:type="simple" xlink:show="embed" xlink:actuate="onLoad"/></draw:frame></text:p>
        <text:p text:style-name="MP2"/>
      </style:header>
      <style:footer>
        <text:p text:style-name="MP3"><draw:frame draw:style-name="Mfr1" draw:name="Picture 3" text:anchor-type="as-char" svg:width="11.278cm" svg:height="2.418cm" draw:z-index="0"><draw:image xlink:href="Pictures/10000000000003D2000000D34C571D07.jpg" xlink:type="simple" xlink:show="embed" xlink:actuate="onLoad"/></draw:frame></text:p>
        <text:p text:style-name="MP4">TENTO MATERIÁL VZNIKL ZA PODPORY EVROPSKÉHO SOCIÁLNÍHO FONDU A STÁTNÍHO ROZPOČTU ČESKÉ REPUBLIKY.</text:p>
      </style:footer>
    </style:master-page>
    <style:master-page style:name="Převést_20_1" style:display-name="Převést 1" style:page-layout-name="Mpm2">
      <style:header>
        <text:p text:style-name="MP5"><draw:frame draw:style-name="Mfr2" draw:name="Rámec1" text:anchor-type="char" svg:x="8.793cm" svg:y="-0.392cm" svg:width="7.964cm" svg:height="1.415cm" draw:z-index="3"><draw:text-box><text:p text:style-name="MP6"><text:s/><text:span text:style-name="MT1">Příprava</text:span><text:span text:style-name="MT2"> </text:span><text:span text:style-name="MT1">komplexní</text:span><text:span text:style-name="MT2"> </text:span><text:span text:style-name="MT1">dokumentace</text:span><text:span text:style-name="MT2"> </text:span><text:span text:style-name="MT1">výrobku</text:span></text:p><text:p text:style-name="MP7">Návod na cvičení</text:p></draw:text-box></draw:frame><draw:frame draw:style-name="Mfr3" draw:name="Picture 31" text:anchor-type="char" svg:x="-0.557cm" svg:y="-0.392cm" svg:width="9.095cm" svg:height="1.951cm" draw:z-index="7"><draw:image xlink:href="Pictures/10000000000003A8000000CA692BCE43.jpg" xlink:type="simple" xlink:show="embed" xlink:actuate="onLoad"/></draw:frame><draw:frame draw:style-name="Mfr4" draw:name="obrázek 34" text:anchor-type="char" svg:x="-0.353cm" svg:y="1.184cm" svg:width="17.11cm" svg:height="0.667cm" draw:z-index="10"><draw:image xlink:href="Pictures/10000200000027100000017CEBAAC95F.png" xlink:type="simple" xlink:show="embed" xlink:actuate="onLoad"/></draw:frame></text:p>
        <text:p text:style-name="MP8"/>
      </style:header>
      <style:footer>
        <text:p text:style-name="MP9"><text:span text:style-name="Page_20_Number"><text:page-number text:select-page="current">4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subject>ESF CZ.1.07/2.2.00/28.0050</dc:subject>
    <meta:initial-creator>J.Jelínek</meta:initial-creator>
    <meta:creation-date>2012-05-29T15:21:00</meta:creation-date>
    <dc:date>2014-10-09T17:26:39.928000000</dc:date>
    <meta:print-date>2012-03-23T14:59:00</meta:print-date>
    <meta:editing-cycles>11</meta:editing-cycles>
    <meta:editing-duration>PT8M</meta:editing-duration>
    <meta:generator>LibreOffice/4.1.1.2$Windows_x86 LibreOffice_project/7e4286b58adc75a14f6d83f53a03b6c11fa2903</meta:generator>
    <meta:document-statistic meta:table-count="0" meta:image-count="4" meta:object-count="0" meta:page-count="4" meta:paragraph-count="29" meta:word-count="207" meta:character-count="1600" meta:non-whitespace-character-count="1417"/>
  </office:meta>
</office:document-meta>
</file>